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fo:font-size="16pt" style:font-size-asian="14pt" style:font-size-complex="16pt"/>
    </style:style>
    <style:style style:name="P2" style:family="paragraph" style:parent-style-name="Text_20_body">
      <style:text-properties fo:font-size="16pt" officeooo:paragraph-rsid="000d21f5" style:font-size-asian="14pt" style:font-size-complex="16pt"/>
    </style:style>
    <style:style style:name="P3" style:family="paragraph" style:parent-style-name="Text_20_body">
      <style:text-properties officeooo:paragraph-rsid="000eedfe"/>
    </style:style>
    <style:style style:name="P4" style:family="paragraph" style:parent-style-name="Text_20_body">
      <style:text-properties officeooo:paragraph-rsid="000ff0d0"/>
    </style:style>
    <style:style style:name="P5" style:family="paragraph" style:parent-style-name="Text_20_body">
      <style:text-properties officeooo:paragraph-rsid="00115455"/>
    </style:style>
    <style:style style:name="T1" style:family="text">
      <style:text-properties officeooo:rsid="000c5766"/>
    </style:style>
    <style:style style:name="T2" style:family="text">
      <style:text-properties fo:font-size="16pt" style:font-size-asian="14pt" style:font-size-complex="16pt"/>
    </style:style>
    <style:style style:name="T3" style:family="text">
      <style:text-properties fo:font-size="16pt" officeooo:rsid="000c5766" style:font-size-asian="14pt" style:font-size-complex="16pt"/>
    </style:style>
    <style:style style:name="T4" style:family="text">
      <style:text-properties fo:font-size="16pt" officeooo:rsid="000c5766" style:font-size-asian="16pt" style:font-size-complex="16pt"/>
    </style:style>
    <style:style style:name="T5" style:family="text">
      <style:text-properties fo:font-size="16pt" style:font-size-asian="16pt" style:font-size-complex="16pt"/>
    </style:style>
    <style:style style:name="T6" style:family="text">
      <style:text-properties officeooo:rsid="000d21f5"/>
    </style:style>
    <style:style style:name="T7" style:family="text">
      <style:text-properties officeooo:rsid="000d99e7"/>
    </style:style>
    <style:style style:name="T8" style:family="text">
      <style:text-properties fo:font-size="16pt" officeooo:rsid="000eedfe" style:font-size-asian="16pt" style:font-size-complex="16pt"/>
    </style:style>
    <style:style style:name="T9" style:family="text">
      <style:text-properties fo:font-size="16pt" officeooo:rsid="000eedfe" style:font-size-asian="14pt" style:font-size-complex="16pt"/>
    </style:style>
    <style:style style:name="T10" style:family="text">
      <style:text-properties officeooo:rsid="000f20b0"/>
    </style:style>
    <style:style style:name="T11" style:family="text">
      <style:text-properties officeooo:rsid="000ff0d0"/>
    </style:style>
    <style:style style:name="T12" style:family="text">
      <style:text-properties fo:font-size="16pt" officeooo:rsid="00115455" style:font-size-asian="14pt" style:font-size-complex="16pt"/>
    </style:style>
    <style:style style:name="T13" style:family="text">
      <style:text-properties fo:font-size="16pt" officeooo:rsid="000ff0d0" style:font-size-asian="14pt" style:font-size-complex="16pt"/>
    </style:style>
    <style:style style:name="T14" style:family="text">
      <style:text-properties fo:font-size="16pt" officeooo:rsid="00115455" style:font-size-asian="16pt" style:font-size-complex="16pt"/>
    </style:style>
    <style:style style:name="T15" style:family="text">
      <style:text-properties officeooo:rsid="00115455"/>
    </style:style>
    <style:style style:name="T16" style:family="text">
      <style:text-properties officeooo:rsid="00119728"/>
    </style:style>
    <style:style style:name="T17" style:family="text">
      <style:text-properties officeooo:rsid="0012bf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r fin el plato principal.</text:p>
      <text:p text:style-name="P1">Lady esbozó una sonrisa y observó a Lucía, que caminaba vagara<text:span text:style-name="T1">ndo</text:span> en la oscuridad.</text:p>
      <text:p text:style-name="P1">Alrededor reinaba una oscuridad densa. El pasillo, con muy poca luz de luna, estaba hecho para que ni siquiera un cazador de buena vista pudiera ver con facilidad. Sí... a menos que tuviera ojos especiales, como los de Saya Kuromizu.</text:p>
      <text:p text:style-name="P1">La cara de Lucía estaba pálida. Aún no lloraba ni gritaba, pero en sus movimientos se percibía tensión y miedo intensos.</text:p>
      <text:p text:style-name="P1">Lady sintió cómo volvía poco a poco la fuerza que había perdido.</text:p>
      <text:p text:style-name="P1">No tenía intención de matar. Si quisiera hacerlo, no habría <text:span text:style-name="T1">usado un gran poder para</text:span> separa<text:span text:style-name="T1">r</text:span> a Saya y a Lucía.</text:p>
      <text:p text:style-name="P1">Quería que se quedara en ese espacio el mayor tiempo posible, que probara<text:span text:style-name="T1">n</text:span> el miedo. No son tantos los cazadores que reaccionan así solo porque unas manos crecidas les agarraron los pies.</text:p>
      <text:p text:style-name="P1">Parece que Lucía estaba comprobando el entorno con magia.</text:p>
      <text:p text:style-name="P1">Era inútil. En esta cámaras del tesoro los sentidos de detección y de búsqueda de vida no funcionan con normalidad. Pero probablemente ella aún no se daba cuenta.</text:p>
      <text:p text:style-name="P1">Lady había teletransportado a Lucía a otro lugar que se parecía mucho a la Academia de Magia Zeburdia, donde había estado antes. Si quería separarlas por completo, hubiera sido mejor enviarla a una prisión u otra área, pero eligió deliberadamente un sitio conocido. Había distancia hasta donde estaba Saya, así que no habría problema.</text:p>
      <text:p text:style-name="Text_20_body"><text:span text:style-name="T2">El miedo que surge por estar en un espacio familiar existe sin duda. Además, si lo hacía totalmente desconocido, había posibilidad de que la chica a</text:span><text:span text:style-name="T3">terr</text:span><text:span text:style-name="T4">orizada</text:span><text:span text:style-name="T5"> </text:span><text:span text:style-name="T5">volviera a transformarse en una cazadora que se enfrenta a lo desconocido. </text:span></text:p>
      <text:p text:style-name="P1">A Lucía no se le puede aplicar la «Jaula de las Pesadillas». Lo que más le aterra<text:span text:style-name="T1">ba</text:span> no es algo que pueda reproducirse con facilidad. </text:p>
      <text:p text:style-name="P1"><text:soft-page-break/>Pero sin necesidad de algo así, Lucía ya había perdido la calma. A duras penas le quedaba <text:span text:style-name="T1">algo de</text:span> razón; con cualquier detonante se desmoronaría y gritaría.</text:p>
      <text:p text:style-name="P1">Solo quedaba decidir quién iba a asustar a Lucía, pero—</text:p>
      <text:p text:style-name="P1">—……</text:p>
      <text:p text:style-name="P1">Sin que se diera cuenta, alrededor de Lady se habían reunido en gran número l<text:span text:style-name="T6">os Phantoms</text:span> cread<text:span text:style-name="T6">o</text:span>s por 【<text:span text:style-name="T6">El Jardín Del Dios Estelar</text:span>】.</text:p>
      <text:p text:style-name="P1">Lady tenía una autoridad fuerte en esta cámaras del tesoro para investigar el miedo. Sin embargo, no se ocupaba de l<text:span text:style-name="T6">o</text:span>s <text:span text:style-name="T6">Phantoms</text:span> que aparecían en la cámara.</text:p>
      <text:p text:style-name="P1">Eso lo había decidido <text:span text:style-name="T6">El Dios Estelar</text:span>.</text:p>
      <text:p text:style-name="P1">L<text:span text:style-name="T6">os Phantoms</text:span> de esta cámara del tesoro, recread<text:span text:style-name="T6">os</text:span> por maná <text:span text:style-name="T6">material </text:span>a partir de recuerdos de miedos pasados, eran realmente muy variadas.</text:p>
      <text:p text:style-name="P2">Había much<text:span text:style-name="T6">o</text:span>s <text:span text:style-name="T6">Phantoms</text:span> con forma humana como Lady, monstruos <text:span text:style-name="T6">como</text:span> <text:s/>Diggy, bestias incomprensibles como <text:span text:style-name="T6">Demon Shark</text:span>, fantasmas sin cuerpo y también objetos inorgánicos <text:span text:style-name="T6">como</text:span> robots asesinos.</text:p>
      <text:p text:style-name="P2">Por supuesto, no todo eso era efectivo contra los humanos actuales. En esta era hay monstruos <text:span text:style-name="T6">y</text:span> <text:span text:style-name="T6">Phantoms</text:span>, así que un monstruo mediocre no logra asustar a la gente común.</text:p>
      <text:p text:style-name="P2">En esta cámara del tesoro l<text:span text:style-name="T6">o</text:span>s <text:span text:style-name="T6">Phantoms</text:span> que no pueden reunir miedo no tienen valor. Si no son temid<text:span text:style-name="T6">o</text:span>s por demasiado tiempo, pierden fuerza y desaparecen.</text:p>
      <text:p text:style-name="P1">Todos, para no desaparecer, se esforzaban por asustar a la gente.</text:p>
      <text:p text:style-name="P1">—¿Qué pasa <text:span text:style-name="T6">con</text:span> ustedes? <text:span text:style-name="T6">Si </text:span>Cuando Saya <text:span text:style-name="T6">estaba </text:span>lucha<text:span text:style-name="T6">ndo</text:span> no salieron .</text:p>
      <text:p text:style-name="P1">—……</text:p>
      <text:p text:style-name="P1">Al mirarlos, los <text:span text:style-name="T6">Phantoms</text:span> con la misma cara la miraron en silencio. Una mujer ensangrentada que siempre se arrastra<text:span text:style-name="T6">ba</text:span> y pers<text:span text:style-name="T6">e</text:span>g<text:span text:style-name="T6">uía a sus victimas</text:span>, un ser con máscara de <text:span text:style-name="T6">ogro</text:span> y bata blanca con una espada, un oso con partes mecánicas que conserva inteligencia humana, un Blue comedor de humanos, una orquesta compuesta por fantasmas semitransparentes que <text:soft-page-break/>flota<text:span text:style-name="T6">ban</text:span>, uno que se disfraza de bebé y asusta en cuanto lo levantas. Había otr<text:span text:style-name="T6">o</text:span>s <text:span text:style-name="T6">Phantoms</text:span> cuya relación con el miedo resultaba dudosa, y todas enviaban a Lady miradas como si quisieran decir algo.</text:p>
      <text:p text:style-name="P1">¿No salen cuando hace falta ayuda, pero luego vienen a llevarse lo bueno? </text:p>
      <text:p text:style-name="P1">—¡Yo l<text:span text:style-name="T7">a</text:span> acorralé hasta aquí! Ustedes <text:span text:style-name="T7">sigan</text:span> conform<text:span text:style-name="T7">á</text:span>n<text:span text:style-name="T7">dose</text:span> con <text:span text:style-name="T7">tomar</text:span> el miedo de los<text:span text:style-name="T7"> capturados</text:span>. </text:p>
      <text:p text:style-name="P1">Si había que compartir a Lucía, <text:span text:style-name="T7">Monster </text:span>Diggy sería el que se l<text:span text:style-name="T7">o</text:span> <text:span text:style-name="T7">merecía</text:span>. Él todavía seguía activo.</text:p>
      <text:p text:style-name="P1">—...<text:span text:style-name="T7">miedo</text:span>, <text:span text:style-name="T7">fresco</text:span>... —susurró la <text:span text:style-name="T7">Phantom parecido</text:span> <text:span text:style-name="T7">a un</text:span> niño. Esas palabras hicieron fruncir el ceño a Lady.</text:p>
      <text:p text:style-name="P1">—Nosotros...</text:p>
      <text:p text:style-name="P1">—Nosotros obedecemos....</text:p>
      <text:p text:style-name="P1">—Gru... ruru... .</text:p>
      <text:p text:style-name="P1">El miedo se acostumbra. Lady había dado instrucciones a es<text:span text:style-name="T7">o</text:span>s <text:span text:style-name="T7">Phantoms</text:span> tímid<text:span text:style-name="T7">o</text:span>s e ineficaces para que atormentaran a los capturados, pero el miedo que obtenían disminuía con cada repetición.</text:p>
      <text:p text:style-name="P1">Además, como Lady y los suyos no causaban daño físico a los capturados, la concentración de miedo era menor. Si ante los prisioneros se ejecutara a uno o dos como ejemplo, se podría obtener miedo más intenso, pero la líder, Lady, no era del tipo de <text:span text:style-name="T7">phantom</text:span> que hiciera de la matanza su esencia, y eso también era una fuente de frustración para los demás.</text:p>
      <text:p text:style-name="P1">Los elementos problemáticos que pedían matanza ahora iban hacia Saya para eliminarla; los que protestaban aquí eran aún los más razonables.</text:p>
      <text:p text:style-name="P1">Para Lady sería mejor acaparar el miedo, pero era mejor repartirlo aquí.</text:p>
      <text:p text:style-name="P1">Con el potencial de Lucía, aun así tendría bastante miedo.</text:p>
      <text:p text:style-name="P1">—...no queda otra. Está bien. Pero por turnos. Apunten justo al límite antes de que se desmaye. No la enfaden demasiado— .</text:p>
      <text:p text:style-name="P3"><text:soft-page-break/><text:span text:style-name="T2">Sin duda</text:span><text:span text:style-name="T5">, entre los secuestrados hasta ahora Lucía estaba entre las que más miedo sentían. </text:span><text:span text:style-name="T5">No harían falta </text:span><text:span text:style-name="T8">trucos</text:span><text:span text:style-name="T5"> como l</text:span><text:span text:style-name="T8">o</text:span><text:span text:style-name="T5">s usadas cuando </text:span><text:span text:style-name="T8">trataron con</text:span><text:span text:style-name="T5"> </text:span><text:span text:style-name="T5"><text:s/>Hu</text:span><text:span text:style-name="T8">gh</text:span><text:span text:style-name="T5">.</text:span></text:p>
      <text:p text:style-name="P1">Pero si se excedían, su mente podría romperse.</text:p>
      <text:p text:style-name="Text_20_body"><text:span text:style-name="T2">pero Lady no tenía intención de hacer </text:span><text:span text:style-name="T9">eso</text:span><text:span text:style-name="T5">. </text:span><text:span text:style-name="T8">De una mente </text:span><text:span text:style-name="T5">mente destrozada no se puede extraer miedo </text:span></text:p>
      <text:p text:style-name="Horizontal_20_Line"/>
      <text:p text:style-name="P1">Cuanto más investigaba el caso del secuestro sobrenatural, peor presentía las cosas.</text:p>
      <text:p text:style-name="P1">Pero jamás imaginé que algo así existiera detrás de todo esto――.</text:p>
      <text:p text:style-name="P1"><text:s/>Aun así, por mucho que no <text:span text:style-name="T10">quisiera</text:span>, tenía que seguir adelante.</text:p>
      <text:p text:style-name="P1">Lucía Roger avanzó con cautela por aquel extraño mundo que imitaba a la Academia de Magia Zeburdia.</text:p>
      <text:p text:style-name="P1">Los músculos de su rostro estaban tensos. Notaba el latido fuerte de su corazón.</text:p>
      <text:p text:style-name="P1">Desde que tuvo uso de razón, Lucía siempre había tenido miedo de la oscuridad. Si alguien iba con ella, todavía podía arreglárselas, pero al caminar sola empezaba a pensar en cosas desagradables.</text:p>
      <text:p text:style-name="P1">Pensó que como cazadora podría superar eso, pero al final no pudo. Aprendió muchas magias y ganó experiencia en combate, pero lo que le daba miedo siguió siendo lo mismo.</text:p>
      <text:p text:style-name="P1">Si lo que apareciera fueran monstruos normales no habría problema, pero los que aparecían aquí tenían la peor afinidad posible.</text:p>
      <text:p text:style-name="P1">Esto debía ser, probablemente, una cámara del tesoro. Aquella chica que había aparecido con forma de muchacha también debía ser, sin duda, un phantom. Aunque su cabeza lo entendía, sus emociones no.</text:p>
      <text:p text:style-name="P1">Avanzó por la oscuridad comprobando el entorno con magia, y recorrió los rincones donde un monstruo podría ocultarse. La Academia de Magia Zeburdia, donde llevaba casi cinco años <text:span text:style-name="T10">asistiendo</text:span>, parecía un lugar <text:soft-page-break/>totalmente distinto en la <text:span text:style-name="T10">oscuridad</text:span>. Bueno, quizá realmente lo fuera, pero la sensación era extraña.</text:p>
      <text:p text:style-name="P1">Primero tenía que reunirse con Saya.</text:p>
      <text:p text:style-name="P1">Recordaba el lugar. Si la estructura era igual que la de la academia real, debería poder llegar sin problemas.</text:p>
      <text:p text:style-name="P1">Esa mujer que se parecía tanto a Saya que había aparecido de repente debía ser bastante peligrosa. Si tenía las mismas habilidades que Saya, pelear sola sería muy duro.</text:p>
      <text:p text:style-name="P1">En condiciones normales habría podido ayudar <text:span text:style-name="T10">en el acto</text:span>. Qué vergüenza que un<text:span text:style-name="T10">a</text:span> emboscada así la <text:span text:style-name="T10">tomara</text:span> desprevenida.</text:p>
      <text:p text:style-name="P1">Había sufrido emboscadas parecidas muchas veces, pero fallar la activación de una magia por un simple <text:span text:style-name="T10">s</text:span><text:span text:style-name="T11">usto</text:span>... era inaceptable.</text:p>
      <text:p text:style-name="P1">Ayudar a Saya, buscar la salida, escapar.</text:p>
      <text:p text:style-name="P1">Ayudar a Saya, buscar la salida, escapar.</text:p>
      <text:p text:style-name="P1">Ayudar a Saya, buscar la salida, esca――¡no! ¡esto es una retirada estratégica!</text:p>
      <text:p text:style-name="P1">—¡!?</text:p>
      <text:p text:style-name="P1">Entonces Lucía oyó un sonido extraño y miró a su alrededor alarmada.</text:p>
      <text:p text:style-name="P1">Desde que llegó llevaba activada una magia de exploración constantemente. Era una magia para detectar señales vitales y cosas que se movieran a distancia. Si algo se acercaba, tendría que notarlo, pero esa señal apareció de forma repentina.</text:p>
      <text:p text:style-name="P1">La señal venía――por detrás. Justo al otro lado de la esquina del pasillo por la que acababa de pasar――.</text:p>
      <text:p text:style-name="P1">Imposible. Un escalofrío le recorrió la espalda y notó su corazón latir como un tambor.</text:p>
      <text:p text:style-name="P1">La presencia se fue acercando poco a poco. Pero sus pies no se movían.</text:p>
      <text:p text:style-name="P1">Y entonces――apareció desde la esquina.</text:p>
      <text:p text:style-name="P1">—¡!?</text:p>
      <text:p text:style-name="P1"><text:soft-page-break/>Por un instante creyó que su corazón se detendría. Se le quedó rígida la cara y se le apretó la garganta.</text:p>
      <text:p text:style-name="P4"><text:span text:style-name="T2">Lo que apareció—era una mujer </text:span><text:span text:style-name="T5">encorvada,caminando sobre manos y pies</text:span><text:span text:style-name="T5">.</text:span></text:p>
      <text:p text:style-name="P1">Una mujer que sangraba por la cabeza. Pero no era alguien herido necesitando ayuda.</text:p>
      <text:p text:style-name="P1">De su boca abierta en forma de media luna salía una risa extraña.</text:p>
      <text:p text:style-name="P1">—<text:span text:style-name="T11">ukekeke</text:span>……</text:p>
      <text:p text:style-name="P1">—¡ah…!</text:p>
      <text:p text:style-name="P4"><text:span text:style-name="T2">La mujer desconocida</text:span><text:span text:style-name="T5">, </text:span><text:span text:style-name="T5">encorvada, caminando sobre manos y pies </text:span><text:span text:style-name="T5">, se acercó co</text:span><text:span text:style-name="T2">n unos movimientos repugnantes.</text:span></text:p>
      <text:p text:style-name="P1">Entre el desorden de su larga cabellera negra asomaban unos ojos llenos de locura.</text:p>
      <text:p text:style-name="P1">¿Por qué iba a cuatro patas? ¿Por qué no se levantaba? </text:p>
      <text:p text:style-name="P1">¿Por qué? ¿por qué? ¿qué es eso??</text:p>
      <text:p text:style-name="P1">Entonces las piernas y la garganta <text:s/>de Lucía recobraron su función.</text:p>
      <text:p text:style-name="P1">Salió corriendo como si la hubieran impulsado.</text:p>
      <text:p text:style-name="P1">Simplemente huía con todas sus fuerzas. No pensó en conservar la calma ni un segundo.</text:p>
      <text:p text:style-name="P1">Ni siquiera sabía a dónde huir; detenerse era impensable.</text:p>
      <text:p text:style-name="P1">Miraba hacia atrás con todas sus fuerzas, rezando para que nada la persiguiera, pero su plegaria no fue escuchada.</text:p>
      <text:p text:style-name="P1">Con sus delgadas manos y pies, la mujer la perseguía a una velocidad aterradora.</text:p>
      <text:p text:style-name="P1">¿Por qué?? ¿por qué me persigue? ¡Debería desaparecer!</text:p>
      <text:p text:style-name="P1">Al menos en los libros que Lucía, de niña, había leído a escondidas, eso era lo que pasaba.</text:p>
      <text:p text:style-name="P1">¡Tenía que desaparecer! ¡Esto necesita ritmo y pausa!</text:p>
      <text:p text:style-name="P1">Ya no podía con esto.</text:p>
      <text:p text:style-name="P1"><text:soft-page-break/>Mientras su cabeza se convertía en un desastre, la risa extraña le llegaba a los oídos.</text:p>
      <text:p text:style-name="P1">Corrió a toda prisa. Le pareció incluso oír una voz diciendo: «Tienes <text:span text:style-name="T11">resistencia</text:span>, ¿eh?».</text:p>
      <text:p text:style-name="P1">No sabía por dónde corría. No tenía tiempo de mirar alrededor. Aunque la escuela de la Academia <text:span text:style-name="T11">Magfca de</text:span> Zeburdia era enorme, el mapa que tenía en un rincón de <text:span text:style-name="T11">su</text:span> cabeza se había esfumado. En un <text:span text:style-name="T11">encargo</text:span> normal eso sería imposible.</text:p>
      <text:p text:style-name="P1">Por mucho que corriese, no conseguía librarse de los perseguidores. Más bien――.</text:p>
      <text:p text:style-name="P1">—¿!? ¡¿Están aumentando?! ¿¡por qué!?</text:p>
      <text:p text:style-name="P1">De repente había más de esos tipos: el tipo con máscara de <text:span text:style-name="T11">ogro</text:span> y bata blanca se multiplicó y, por algún motivo, llevaba un bebé en brazos. No tenía sentido.</text:p>
      <text:p text:style-name="P1">Todavía le quedaba algo de energía, pero se estaba agotando… ¡espera, el aire!</text:p>
      <text:p text:style-name="P1">Si volaba, podría escapar. ¡Lucía podía volar!</text:p>
      <text:p text:style-name="P1">En pánico abrió una ventana.</text:p>
      <text:p text:style-name="P1">Y fue recibida por música bulliciosa.</text:p>
      <text:p text:style-name="P1">—!? ¿????</text:p>
      <text:p text:style-name="P1">Los que tocaban la música eran――fantasmas translúcidos y blancos.</text:p>
      <text:p text:style-name="P5"><text:span text:style-name="T12">Le recordaban a</text:span><text:span text:style-name="T2"> esos fantasmas de sábanas </text:span><text:span text:style-name="T13">en los que se</text:span><text:span text:style-name="T2"> disfrazar</text:span><text:span text:style-name="T13">on</text:span><text:span text:style-name="T2"> cuando escoltaron al emperador, </text:span><text:span text:style-name="T5">en definitiva, </text:span><text:span text:style-name="T5">esos típicos fantas</text:span><text:span text:style-name="T14">m</text:span><text:span text:style-name="T5">as populares, descuidados, que solo sirven para engañar a los niños. Había varios, cada uno con un instrumento en la mano, sonriendo con descaro. </text:span></text:p>
      <text:p text:style-name="P1">—¡!</text:p>
      <text:p text:style-name="Text_20_body"><text:span text:style-name="T2">No daban miedo. Esos fantasmas no asustaban.</text:span><text:span text:style-name="T5"> </text:span><text:span text:style-name="T5">Por eso mismo, que cerrara la ventana de golpe no fue más que un reflejo. </text:span></text:p>
      <text:p text:style-name="Text_20_body"><text:span text:style-name="T14">Los </text:span><text:span text:style-name="T5">Perseguidores se acercaban </text:span><text:span text:style-name="T14">con un </text:span><text:span text:style-name="T5">retumbar de instrumentos .</text:span></text:p>
      <text:p text:style-name="P1"><text:soft-page-break/>Confundida, intentó seguir corriendo, pero unos metros delante, el techo se desplomó con violencia.</text:p>
      <text:p text:style-name="P1">—¡ah!? ¡!???</text:p>
      <text:p text:style-name="P1">Lo que cayó fue――un bulto negro. O más bien, un oso. Un oso con parte de la cabeza reemplazada por metal.</text:p>
      <text:p text:style-name="P1">¿Por qué un oso aquí? Ya no entendía nada. De los osos que Lucía había visto, este era relativamente pequeño; enseñó los colmillos y gruñó.</text:p>
      <text:p text:style-name="P1">—<text:span text:style-name="T15">grrr</text:span></text:p>
      <text:p text:style-name="P1">—<text:span text:style-name="T15">ukekeke</text:span>…………¡e-e-es<text:span text:style-name="T15">to es </text:span><text:s/><text:span text:style-name="T15">malo viene</text:span> demon shark!</text:p>
      <text:p text:style-name="P1">—!?</text:p>
      <text:p text:style-name="P1">La mujer ensangrentada que la perseguía, todavía a cuatro patas, pareció volver en sí y gritó.</text:p>
      <text:p text:style-name="P1">Y Lucía vio: algo triangular que se acercaba veloz por el pasillo.</text:p>
      <text:p text:style-name="P1">Si sus ojos no le engañaban――era la aleta de un tiburón.</text:p>
      <text:p text:style-name="P1">—<text:span text:style-name="T15">grrrua</text:span> ¡Lucía es nuestra presa!</text:p>
      <text:p text:style-name="P1">—¡Ánimo, ánimo, Blue comedor de humanos! ¡<text:span text:style-name="T15">Enseñale</text:span> a <text:span text:style-name="T15">ese</text:span> tiburón!</text:p>
      <text:p text:style-name="P1">Por alguna razón, el oso giró y embistió hacia el tiburón. Los que hasta hace un momento perseguían a Lucía empezaron a animar. Que el oso hablara sin aviso y todo eso le daba a Lucía la sensación de estar <text:span text:style-name="T15">borracha y viviendo una</text:span> pesadilla.</text:p>
      <text:p text:style-name="P1">Mientras la situación se volvía demasiado caótica, algo frío rozó el cuello de Lucía.</text:p>
      <text:p text:style-name="P1">—¡hya!?</text:p>
      <text:p text:style-name="P1"><text:span text:style-name="T16">Soltó un chillido instintivamente</text:span> y dio un salto; por un momento estuvo a punto de <text:span text:style-name="T15">grit</text:span><text:span text:style-name="T16">ar</text:span>.</text:p>
      <text:p text:style-name="P1">Su cara se tensó. De pronto, una chica estaba detrás de Lucía.</text:p>
      <text:p text:style-name="P1">No olvidaría aquel encuentro: la chica con el uniforme de la Academia de Magia <text:span text:style-name="T16">de</text:span> Zeburdia que encontraron justo al entrar en el aula fantasma.</text:p>
      <text:p text:style-name="P1"><text:soft-page-break/>Una mirada oscura como si odiara todo en el mundo. Piel blanca y labios rojos y mojados que destacaban.</text:p>
      <text:p text:style-name="P1">El frío que desprendía parecía helado; no sabía si era algo físico o si Lucía lo sentía solo porque le tenía miedo. Aunque su forma era más humana que otras, la sensación era aterradora.</text:p>
      <text:p text:style-name="P1">Lucía recordó entonces: la phantom delante de ella era la chica fantasma que aparecía en el libro que le<text:span text:style-name="T16">ía</text:span> a escondidas cuando era pequeña. Era exactamente la imagen que ella había imaginado.</text:p>
      <text:p text:style-name="P1">Solo leyó ese libro una vez, a escondidas, y nunca lo volvió a abrir.</text:p>
      <text:p text:style-name="P1">Pero esa única lectura la había marcado: Lucía no podía olvidar esa memoria.</text:p>
      <text:p text:style-name="P1">Peor que cualquier monstruo. ¿Eso e<text:span text:style-name="T16">ra</text:span> un trauma?</text:p>
      <text:p text:style-name="P1">La chica miró a Lucía fijamente, sonrió en forma de media luna y, en voz susurrante, dijo:</text:p>
      <text:p text:style-name="P1">—<text:span text:style-name="T16">Hermana </text:span>Lucía. Ven a vivir conmigo aquí. Para siempre――</text:p>
      <text:p text:style-name="P1">—!?</text:p>
      <text:p text:style-name="P1">Al intentar alejarse, sus pies se enredaron y cayó de <text:span text:style-name="T16">espaldas</text:span>.</text:p>
      <text:p text:style-name="P1">Sintió un dolor , pero no tenía tiempo para eso.</text:p>
      <text:p text:style-name="P1">El suelo frío. El corazón latiendo a punto de estallar.</text:p>
      <text:p text:style-name="P1"><text:span text:style-name="T16">Los </text:span>labios de Lady se curvó en una sonrisa en forma de media luna. Un brazo fibroso se alargó. La música de los fantasmas se <text:span text:style-name="T16">escuchaba claramente</text:span>. L<text:span text:style-name="T16">o</text:span>s phantoms incomprensibles se abalanzaron.</text:p>
      <text:p text:style-name="P1">Cuando estuvo a punto de dar un grito, de pronto una porra se clavó en el lugar donde estaba Lady.</text:p>
      <text:p text:style-name="P1">—!?</text:p>
      <text:p text:style-name="P1">—¡hya!!</text:p>
      <text:p text:style-name="P1">Las phantoms que habían estado aterrorizando a Lucía chillaron. Ojos rojos flota<text:span text:style-name="T16">ban</text:span> en la oscuridad.</text:p>
      <text:p text:style-name="P1"><text:soft-page-break/>Por <text:span text:style-name="T16">d</text:span>el pasillo apareció――Saya. Su ropa estaba rota por todas partes, el cabello despeinado.</text:p>
      <text:p text:style-name="P1">Un sonido rasposo. Lo que arrastraba con la mano izquierda era la falsa Saya con la que se había enfrentado antes. Parecía totalmente inconsciente; aunque la <text:span text:style-name="T16">traía </text:span>tirá<text:span text:style-name="T16">ndola</text:span> del pelo, no se movía <text:span text:style-name="T16">en absoluto</text:span>.</text:p>
      <text:p text:style-name="P1">—Haa, haa... nunca... jamás... <text:span text:style-name="T17">te</text:span> perdonaré――</text:p>
      <text:p text:style-name="P1">Sus ojos brillaban con furia y clavaron la mirada en Lady.</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A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A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5T21:35:53.263462700</meta:creation-date>
    <dc:date>2025-09-25T22:58:32.002603900</dc:date>
    <meta:editing-duration>PT12M55S</meta:editing-duration>
    <meta:editing-cycles>3</meta:editing-cycles>
    <meta:generator>LibreOffice/25.2.5.2$Windows_X86_64 LibreOffice_project/03d19516eb2e1dd5d4ccd751a0d6f35f35e08022</meta:generator>
    <meta:document-statistic meta:table-count="0" meta:image-count="0" meta:object-count="0" meta:page-count="10" meta:paragraph-count="143" meta:word-count="2355" meta:character-count="13827" meta:non-whitespace-character-count="11606"/>
  </office:meta>
</office:document-meta>
</file>